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automatic-styles>
    <style:style style:name="P1" style:family="paragraph" style:parent-style-name="Text_20_body" style:master-page-name="HTML">
      <style:text-properties style:font-name="Arial1" fo:font-size="12pt" fo:font-weight="bold" style:font-size-asian="12pt" style:font-weight-asian="bold" style:font-size-complex="12pt" style:font-weight-complex="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Text_20_body">
      <style:paragraph-properties fo:margin-top="0.42cm" fo:margin-bottom="0.21cm"/>
      <style:text-properties style:font-name="Arial1" fo:font-size="16pt" fo:font-weight="bold"/>
    </style:style>
    <style:style style:name="P5" style:family="paragraph" style:parent-style-name="Heading_20_1">
      <style:paragraph-properties fo:margin-top="0cm" fo:margin-bottom="0.499cm"/>
    </style:style>
    <style:style style:name="P6" style:family="paragraph" style:parent-style-name="Heading_20_2">
      <style:paragraph-properties fo:margin-left="0cm" fo:margin-right="0cm" fo:text-indent="0cm" style:auto-text-indent="false"/>
    </style:style>
    <style:style style:name="P7" style:family="paragraph" style:parent-style-name="Text_20_body">
      <style:paragraph-properties fo:margin-top="0cm" fo:margin-bottom="0cm" fo:text-align="justify" style:justify-single-word="false"/>
    </style:style>
    <style:style style:name="P8" style:family="paragraph" style:parent-style-name="Text_20_body">
      <style:paragraph-properties fo:margin-top="0cm" fo:margin-bottom="0cm"/>
    </style:style>
    <style:style style:name="P9" style:family="paragraph" style:parent-style-name="Text_20_body" style:list-style-name="L2">
      <style:paragraph-properties fo:margin-top="0cm" fo:margin-bottom="0cm"/>
      <style:text-properties fo:background-color="transparent"/>
    </style:style>
    <style:style style:name="P10" style:family="paragraph" style:parent-style-name="Text_20_body" style:list-style-name="L2">
      <style:paragraph-properties fo:margin-top="0cm" fo:margin-bottom="0cm"/>
    </style:style>
    <style:style style:name="P11" style:family="paragraph" style:parent-style-name="Text_20_body">
      <style:paragraph-properties fo:margin-top="0cm" fo:margin-bottom="0cm" fo:text-align="justify" style:justify-single-word="false"/>
      <style:text-properties fo:background-color="transparent"/>
    </style:style>
    <style:style style:name="P12" style:family="paragraph" style:parent-style-name="Text_20_body">
      <style:paragraph-properties fo:margin-top="0cm" fo:margin-bottom="0cm"/>
      <style:text-properties fo:background-color="transparent"/>
    </style:style>
    <style:style style:name="P13" style:family="paragraph" style:parent-style-name="Text_20_body" style:list-style-name="L3">
      <style:paragraph-properties fo:margin-top="0cm" fo:margin-bottom="0cm"/>
    </style:style>
    <style:style style:name="P14" style:family="paragraph" style:parent-style-name="Text_20_body" style:list-style-name="L3">
      <style:paragraph-properties fo:margin-top="0cm" fo:margin-bottom="0cm"/>
      <style:text-properties fo:background-color="transparent"/>
    </style:style>
    <style:style style:name="P15" style:family="paragraph" style:parent-style-name="Heading_20_2">
      <style:paragraph-properties fo:margin-left="0cm" fo:margin-right="0cm" fo:text-indent="0cm" style:auto-text-indent="false"/>
      <style:text-properties fo:background-color="transparent"/>
    </style:style>
    <style:style style:name="P16" style:family="paragraph" style:parent-style-name="Text_20_body">
      <style:paragraph-properties fo:text-align="justify" style:justify-single-word="false"/>
      <style:text-properties fo:background-color="transparent"/>
    </style:style>
    <style:style style:name="P17" style:family="paragraph" style:parent-style-name="Text_20_body">
      <style:text-properties style:font-name="Arial2" fo:font-style="italic" fo:background-color="transparent" style:font-style-asian="italic" style:font-style-complex="italic"/>
    </style:style>
    <style:style style:name="T1" style:family="text">
      <style:text-properties fo:font-weight="bold" fo:background-color="transparent"/>
    </style:style>
    <style:style style:name="T2" style:family="text">
      <style:text-properties fo:background-color="transparen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bold" fo:background-color="transparent"/>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fo:font-weight="bold"/>
    </style:style>
    <style:style style:name="T9" style:family="text">
      <style:text-properties fo:font-style="normal" fo:font-weight="bold" style:font-style-asian="normal" style:font-weight-asian="bold" style:font-style-complex="normal" style:font-weight-complex="bol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text:list-style style:name="L1">
      <text:list-level-style-number text:level="1" style:num-suffix=" - " style:num-format="1"/>
      <text:list-level-style-number text:level="2" style:num-suffix=" - " style:num-format="1" text:display-levels="2"/>
      <text:list-level-style-number text:level="3" style:num-suffix=" - " style:num-format="1" text:display-levels="3"/>
      <text:list-level-style-number text:level="4" style:num-suffix=" - " style:num-format="1" text:display-levels="4"/>
      <text:list-level-style-number text:level="5" style:num-suffix=" - " style:num-format="1" text:display-levels="5"/>
      <text:list-level-style-number text:level="6" style:num-suffix=" - " style:num-format="1" text:display-levels="6"/>
      <text:list-level-style-number text:level="7" style:num-suffix=" - " style:num-format="1" text:display-levels="7"/>
      <text:list-level-style-number text:level="8" style:num-suffix=" - " style:num-format="1" text:display-levels="8"/>
      <text:list-level-style-number text:level="9" style:num-suffix=" - " style:num-format="1" text:display-levels="9"/>
      <text:list-level-style-number text:level="10" style:num-suffix=" - " style:num-format="1" text:display-levels="10"/>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1"/>
        <text:section text:style-name="Sect1" text:name="Table of Contents1_Head">
          <text:table-of-content text:style-name="Sect2" text:protected="true" text:name="Table des matière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5f_5f_5f_5f_5f_5f_5f_5f_5f_5f_5f_5f_5f_5f_5f_5f_5f_5f_5f_5f_5f_5f_5f_5f_5f_5f_5f_5f_5f_5f_5f_20_5f_5f_5f_5f_5f_5f_5f_5f_5f_5f_5f_5f_5f_5f_5f_5f_5f_5f_5f_5f_5f_5f_5f_5f_5f_5f_5f_5f_5f_5f_5f_3">
                <text:index-entry-link-start/>
                <text:index-entry-chapter/>
                <text:index-entry-text/>
                <text:index-entry-link-end/>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link-start/>
                <text:index-entry-chapter/>
                <text:index-entry-text/>
                <text:index-entry-link-end/>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link-start/>
                <text:index-entry-chapter/>
                <text:index-entry-text/>
                <text:index-entry-link-end/>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link-start/>
                <text:index-entry-chapter/>
                <text:index-entry-text/>
                <text:index-entry-link-end/>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link-start/>
                <text:index-entry-chapter/>
                <text:index-entry-text/>
                <text:index-entry-link-end/>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link-start/>
                <text:index-entry-chapter/>
                <text:index-entry-text/>
                <text:index-entry-link-end/>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link-start/>
                <text:index-entry-chapter/>
                <text:index-entry-text/>
                <text:index-entry-link-end/>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link-start/>
                <text:index-entry-chapter/>
                <text:index-entry-text/>
                <text:index-entry-link-end/>
              </text:table-of-content-entry-template>
            </text:table-of-content-source>
            <text:index-body>
              <text:index-title text:style-name="Sect2" text:name="Table des matières1_Head">
                <text:p text:style-name="Contents_20_Heading">Inhalt:</text:p>
              </text:index-title>
              <text:p text:style-name="P2"><text:a xlink:type="simple" xlink:href="#1.Einführung.%7Coutline">1 - Einführung.</text:a></text:p>
              <text:p text:style-name="P3"><text:a xlink:type="simple" xlink:href="#1.1.Beschreibung%7Coutline">1.1 - Beschreibung</text:a></text:p>
              <text:p text:style-name="P3"><text:a xlink:type="simple" xlink:href="#1.2.Technischer%20Überblick.%7Coutline">1.2 - Technischer Überblick.</text:a></text:p>
            </text:index-body>
          </text:table-of-content>
          <text:p text:style-name="P4"/>
        </text:section>
      </text:section>
      <text:h text:style-name="P5" text:outline-level="1">Einführung.</text:h>
      <text:h text:style-name="P6" text:outline-level="2">Beschreibung</text:h>
      <text:p text:style-name="P7"><text:span text:style-name="T1">Eeschema</text:span> ist eine leistungsfähige Schaltplan-CAD-Software, erhältlich unter den folgenden Betriebssystemen:</text:p>
      <text:p text:style-name="P8"/>
      <text:list text:style-name="L2">
        <text:list-item>
          <text:p text:style-name="P9">LINUX</text:p>
        </text:list-item>
        <text:list-item>
          <text:p text:style-name="P10">WINDOWS 98/<text:span text:style-name="T2">XP</text:span>/NT</text:p>
        </text:list-item>
      </text:list>
      <text:p text:style-name="P8"/>
      <text:p text:style-name="P11">Welches System auch immer benutzt wird, die erzeugten Files sind bei allen Systemen untereinander vollständig kompatibel.</text:p>
      <text:p text:style-name="P12"/>
      <text:p text:style-name="P7"><text:span text:style-name="T1">Eeschema</text:span><text:span text:style-name="T2"> ist eine “integrierte” Softwarelösung, weil alle Systemfunktionen des Zeichnens, der Steuerung, des Layouts, der Funktionen des Biblioteksmanagments und der Zugriff auf die Leiterplattenentwurfssoftware von Eeschema aus gesteuert werden.</text:span></text:p>
      <text:p text:style-name="P12"/>
      <text:p text:style-name="P12"><text:span text:style-name="T3">Eeschema</text:span> unterstützt auch <text:span text:style-name="T4">hierarchische</text:span> <text:span text:style-name="T4">Zeichnungen</text:span> und <text:span text:style-name="T4">Zeichnungen mit mehreren Seiten</text:span>. </text:p>
      <text:p text:style-name="P8"/>
      <text:p text:style-name="P11"><text:span text:style-name="T3">Eeschema</text:span><text:span text:style-name="T5"> arbeitet mit der Leiterplattensoftware </text:span><text:span text:style-name="T3">PCBNEW</text:span><text:span text:style-name="T5"> zusammen</text:span>, damit die Netzlisten, welche die elektrischen Verbindungen beschreiben, mit den Zeichnungen und mit den elektrischen Verbindungen im Leiterplattenentwurf übereinstimmen.</text:p>
      <text:p text:style-name="P12"/>
      <text:p text:style-name="P11"><text:span text:style-name="T4">Eeschema</text:span> vereint einen Bauteileeditor für die Erzeugung, die Änderung, die Darstellung der Komponenten und die Verwaltung der Symbolbibliotheken (erlaubt <text:s/>Import, Export, Hinzufügung und Löschung von Bibliothekskomponenten).</text:p>
      <text:p text:style-name="P12"/>
      <text:p text:style-name="P11"><text:span text:style-name="T4">Eeschema</text:span> vereinigt auch die folgenden zusätzlichen, aber notwendigen Funktionen, von modernen Schaltplan-CAD-Softwarelösungen:</text:p>
      <text:p text:style-name="P12"/>
      <text:list text:style-name="L3">
        <text:list-item>
          <text:p text:style-name="P13"><text:span text:style-name="T2">Design-Regelüberprüfung (</text:span><text:span text:style-name="T6">D.R.C.</text:span><text:span text:style-name="T2">) für die automatische Erkennung von falschen Verbindungen, und unverbundenen Eingänge von Bauteilen </text:span></text:p>
        </text:list-item>
        <text:list-item>
          <text:p text:style-name="P14">Erzeugung des fertigen Layouts im Format POSTSCRIPT oder HPGL</text:p>
        </text:list-item>
        <text:list-item>
          <text:p text:style-name="P14">Erzeugung der Layoutfiles für einen lokalen Drucker.</text:p>
        </text:list-item>
        <text:list-item>
          <text:p text:style-name="P14">Stücklistenerzeugung</text:p>
        </text:list-item>
        <text:list-item>
          <text:p text:style-name="P14"><text:span text:style-name="T7">Erzeugung von</text:span><text:span text:style-name="T8"> </text:span><text:span text:style-name="T9">Netzlisten</text:span> für andere Leiterplatten-Layoutsoftware oder Simulationssoftware.</text:p>
        </text:list-item>
      </text:list>
      <text:h text:style-name="P15" text:outline-level="2">Technischer Überblick.</text:h>
      <text:p text:style-name="P16">Die 32-bit Software ist nur durch den vorhandenen Speicher beschränkt. Es gibt keine wirklichen Beschränkungen in der Anzahl der Bauteile, der Bauelementepins, der Verbindungen oder der Schaltplanseiten. Eeschema erlaubt einseitige oder mehrseitige Schaltplanseiten. Im Falle von mehrseitigen Schaltplanseiten ist die Darstellung hierarchisch und der Zugriff zu jeder einzelnen Seite erfolgt ohne Verzögerung. Die Seitengröße ist einstellbar von A4 bis A0.</text:p>
      <text:p text:style-name="P16"/>
      <text:p text:style-name="P17">Deutsche Übersetzung (uwe.knietzsch@tarnsat.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color="#000000"/>
    </style:style>
    <style:style style:name="Text_20_body" style:display-name="Text body" style:family="paragraph" style:parent-style-name="Standard" style:class="text">
      <style:paragraph-properties fo:margin-top="0cm" fo:margin-bottom="0.21cm" fo:orphans="2" fo:widows="2" fo:break-before="auto" fo:break-after="auto" fo:keep-with-next="auto"/>
      <style:text-properties fo:color="#000000" style:font-name="Arial" fo:font-size="12pt" fo:language="fr" fo:country="FR" style:font-size-asian="10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423cm" fo:margin-bottom="0cm" fo:text-align="justify" style:justify-single-word="false" fo:orphans="2" fo:widows="2" fo:break-before="auto" fo:break-after="auto" fo:keep-with-next="auto"/>
      <style:text-properties fo:color="#ff0000" style:text-line-through-style="none" style:font-name="Arial" fo:font-size="14pt" fo:language="fr" fo:country="FR" style:text-underline-style="none" fo:font-weight="bold" style:text-blinking="false"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199cm" fo:margin-bottom="0.199cm" fo:text-align="justify" style:justify-single-word="false" fo:orphans="2" fo:widows="2" fo:text-indent="0cm" style:auto-text-indent="false" fo:break-before="auto" fo:break-after="auto" fo:keep-with-next="auto"/>
      <style:text-properties fo:color="#00ff00" style:font-name="Arial" fo:font-size="12pt" fo:language="fr" fo:country="FR"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auto-update="true" style:class="index">
      <style:paragraph-properties fo:margin-left="0cm" fo:margin-right="0cm" fo:text-indent="0cm"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text-properties style:font-name="Arial1" fo:font-size="12pt" fo:font-weight="bold" style:font-size-asian="12pt" style:font-weight-asian="bold" style:font-size-complex="12pt"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header>
        <text:p text:style-name="P1">Eeschema</text:p>
      </style:head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Eeschema, chap1: Presentation</dc:title>
    <meta:initial-creator>IUT</meta:initial-creator>
    <meta:creation-date>1996-01-27T13:47:00</meta:creation-date>
    <dc:creator>a b</dc:creator>
    <dc:date>2007-05-25T00:43:28</dc:date>
    <dc:language>fr-FR</dc:language>
    <meta:editing-cycles>37</meta:editing-cycles>
    <meta:editing-duration>PT1H9M50S</meta:editing-duration>
    <meta:user-defined meta:name="Info 1"/>
    <meta:user-defined meta:name="Info 2"/>
    <meta:user-defined meta:name="Info 3"/>
    <meta:user-defined meta:name="Info 4"/>
    <meta:document-statistic meta:table-count="0" meta:image-count="0" meta:object-count="0" meta:page-count="2" meta:paragraph-count="24" meta:word-count="257" meta:character-count="2147"/>
  </office:meta>
</office:document-meta>
</file>